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LVEZ AVELLANEDA, LEN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LVEZ AVELLANEDA DAR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37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VELLANEDA DIAZ MARIA ESTH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77470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RIOLLO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3:40:3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